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Aptos Display" svg:font-family="'Aptos Display'"/>
    <style:font-face style:name="Aptos Display1" svg:font-family="'Aptos Display'" style:font-pitch="variable"/>
    <style:font-face style:name="Aptos1" svg:font-family="Apto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svg:stroke-color="#000000" draw:marker-start="Arrowheads_20_2" draw:marker-start-width="0.38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cm" fo:min-width="0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  <style:text-properties fo:color="#800080" loext:opacity="100%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800080" loext:opacity="100%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81d41a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color="#800080" loext:opacity="100%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00080" loext:opacity="10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0080" loext:opacity="100%"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line draw:style-name="gr1" draw:text-style-name="P1" draw:layer="layout" svg:x1="3.913cm" svg:y1="1.938cm" svg:x2="8.335cm" svg:y2="1.927cm">
          <text:p/>
        </draw:line>
        <draw:frame draw:style-name="gr2" draw:text-style-name="P3" draw:layer="layout" svg:width="0.678cm" svg:height="0.962cm" svg:x="0.695cm" svg:y="0.672cm">
          <draw:text-box>
            <text:p text:style-name="P2"><text:span text:style-name="T1">0</text:span></text:p>
          </draw:text-box>
        </draw:frame>
        <draw:frame draw:style-name="gr3" draw:text-style-name="P4" draw:layer="layout" svg:width="4.089cm" svg:height="3.095cm" svg:x="5.04cm" svg:y="2.023cm">
          <draw:text-box>
            <text:p text:style-name="P2"><text:span text:style-name="T2">r=</text:span><text:span text:style-name="T3">|x</text:span><text:span text:style-name="T4">1</text:span><text:span text:style-name="T3">-x</text:span><text:span text:style-name="T5">2</text:span><text:span text:style-name="T1">|</text:span></text:p>
          </draw:text-box>
        </draw:frame>
        <draw:frame draw:style-name="gr4" draw:text-style-name="P4" draw:layer="layout" svg:width="1.255cm" svg:height="1.205cm" svg:x="3.387cm" svg:y="0.596cm">
          <draw:text-box>
            <text:p text:style-name="P2"><text:span text:style-name="T1">x</text:span><text:span text:style-name="T5">1</text:span></text:p>
          </draw:text-box>
        </draw:frame>
        <draw:frame draw:style-name="gr2" draw:text-style-name="P4" draw:layer="layout" svg:width="0.739cm" svg:height="0.962cm" svg:x="11.073cm" svg:y="0.557cm">
          <draw:text-box>
            <text:p text:style-name="P2"><text:span text:style-name="T1">b</text:span></text:p>
          </draw:text-box>
        </draw:frame>
        <draw:line draw:style-name="gr5" draw:text-style-name="P1" draw:layer="layout" svg:x1="1.087cm" svg:y1="1.682cm" svg:x2="11.633cm" svg:y2="1.634cm">
          <text:p/>
        </draw:line>
        <draw:custom-shape draw:style-name="gr6" draw:text-style-name="P5" draw:layer="layout" svg:width="0.255cm" svg:height="0.255cm" svg:x="3.795cm" svg:y="1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55cm" svg:height="0.255cm" svg:x="8.218cm" svg:y="1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.255cm" svg:height="1.205cm" svg:x="7.801cm" svg:y="0.54cm">
          <draw:text-box>
            <text:p text:style-name="P2"><text:span text:style-name="T1">x</text:span><text:span text:style-name="T5">2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Aptos Display" svg:font-family="'Aptos Display'"/>
    <style:font-face style:name="Aptos Display1" svg:font-family="'Aptos Display'" style:font-pitch="variable"/>
    <style:font-face style:name="Aptos1" svg:font-family="Apto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5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5.3999996185303pt" style:font-style-asian="normal" style:font-weight-asian="normal" style:font-name-complex="Lohit Devanagari" style:font-family-complex="'Lohit Devanagari'" style:font-family-generic-complex="system" style:font-pitch-complex="variable" style:font-size-complex="15.3999996185303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9.89999961853027pt" fo:letter-spacing="normal" fo:font-style="normal" style:text-underline-style="none" fo:font-weight="normal" fo:background-color="transparent" style:font-size-asian="9.89999961853027pt" style:font-style-asian="normal" style:font-weight-asian="normal" style:font-size-complex="9.89999961853027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1" fo:font-family="Aptos" fo:font-size="9.89999961853027pt" fo:letter-spacing="normal" fo:font-style="normal" style:text-underline-style="none" fo:font-weight="normal" fo:background-color="transparent" style:font-size-asian="9.89999961853027pt" style:font-style-asian="normal" style:font-weight-asian="normal" style:font-size-complex="9.89999961853027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1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001cm" fo:page-height="14.0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38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12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33.0999984741211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6.59999990463257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6.59999990463257pt" style:font-size-asian="14pt" style:font-size-complex="14pt"/>
    </style:style>
    <style:style style:name="MP9" style:family="paragraph">
      <style:paragraph-properties fo:text-align="center" style:writing-mode="lr-tb"/>
      <style:text-properties fo:font-size="6.59999990463257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6.59999990463257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3.0999984741211pt" fo:letter-spacing="normal" fo:language="en" fo:country="GB" fo:font-style="normal" style:text-underline-style="none" fo:font-weight="normal" fo:background-color="transparent" style:font-size-asian="33.0999984741211pt" style:font-style-asian="normal" style:font-weight-asian="normal" style:font-size-complex="33.0999984741211pt" style:font-style-complex="normal" style:font-weight-complex="normal"/>
    </style:style>
    <style:style style:name="MT3" style:family="text">
      <style:text-properties fo:font-variant="normal" fo:text-transform="none" fo:color="#787878" loext:opacity="100%" style:text-line-through-style="none" style:text-line-through-type="none" style:text-position="0% 100%" style:font-name="Aptos1" fo:font-size="6.59999990463257pt" fo:letter-spacing="normal" fo:language="en" fo:country="GB" fo:font-style="normal" style:text-underline-style="none" fo:font-weight="normal" fo:background-color="transparent" style:font-size-asian="6.59999990463257pt" style:font-style-asian="normal" style:font-weight-asian="normal" style:font-size-complex="6.5999999046325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1.9cm" svg:height="4.873cm" svg:x="1.05cm" svg:y="2.291cm" presentation:class="title" presentation:user-transformed="tru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3" presentation:style-name="Mpr2" draw:text-style-name="MP8" draw:layer="backgroundobjects" svg:width="3.149cm" svg:height="0.744cm" svg:x="0.963cm" svg:y="12.97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4.724cm" svg:height="0.744cm" svg:x="4.638cm" svg:y="12.97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3.149cm" svg:height="0.744cm" svg:x="9.888cm" svg:y="12.97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12.599cm" svg:height="8.119cm" svg:x="0.7cm" svg:y="3.276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dreas Haahr Larsen</meta:initial-creator>
    <meta:editing-cycles>5</meta:editing-cycles>
    <meta:creation-date>2024-06-19T13:58:35</meta:creation-date>
    <dc:date>2024-08-16T13:12:59.689379443</dc:date>
    <meta:editing-duration>PT7H22M43S</meta:editing-duration>
    <meta:generator>LibreOffice/7.3.7.2$Linux_X86_64 LibreOffice_project/30$Build-2</meta:generator>
    <meta:document-statistic meta:object-count="32"/>
    <meta:user-defined meta:name="AppVersion">16.0000</meta:user-defined>
    <meta:user-defined meta:name="PresentationFormat">Custom</meta:user-defined>
    <meta:user-defined meta:name="Slides" meta:value-type="float">1</meta:user-defined>
    <meta:template xlink:type="simple" xlink:actuate="onRequest" xlink:title="Office Theme" xlink:href=""/>
  </office:meta>
</office:document-meta>
</file>